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row>
                <mover accent="true">
                  <mi>S</mi>
                  <mo stretchy="false">̂</mo>
                </mover>
              </mrow>
              <mn>2</mn>
            </msup>
            <mrow>
              <mi/>
              <mo stretchy="false">=</mo>
              <mi/>
            </mrow>
            <mfrac>
              <msup>
                <mo stretchy="false">ℏ</mo>
                <mn>2</mn>
              </msup>
              <mn>4</mn>
            </mfrac>
            <mi/>
            <mfenced open="[" close="]">
              <mrow>
                <mfenced open="(" close=")">
                  <mrow>
                    <mtable>
                      <mtr>
                        <mtd>
                          <mrow>
                            <msubsup>
                              <mo stretchy="false">σ</mo>
                              <mi>x</mi>
                              <mn>2</mn>
                            </msubsup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subsup>
                              <mo stretchy="false">σ</mo>
                              <mi>x</mi>
                              <mn>2</mn>
                            </msubsup>
                          </mrow>
                        </mtd>
                      </mtr>
                    </mtable>
                  </mrow>
                </mfenced>
                <mrow>
                  <mi/>
                  <mo stretchy="false">+</mo>
                  <mi/>
                </mrow>
                <mfenced open="(" close=")">
                  <mrow>
                    <mtable>
                      <mtr>
                        <mtd>
                          <mrow>
                            <msubsup>
                              <mo stretchy="false">σ</mo>
                              <mi>y</mi>
                              <mn>2</mn>
                            </msubsup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subsup>
                              <mo stretchy="false">σ</mo>
                              <mi>y</mi>
                              <mn>2</mn>
                            </msubsup>
                          </mrow>
                        </mtd>
                      </mtr>
                    </mtable>
                  </mrow>
                </mfenced>
                <mrow>
                  <mi/>
                  <mo stretchy="false">+</mo>
                  <mi/>
                </mrow>
                <mfenced open="(" close=")">
                  <mrow>
                    <mtable>
                      <mtr>
                        <mtd>
                          <mrow>
                            <msubsup>
                              <mo stretchy="false">σ</mo>
                              <mi>z</mi>
                              <mn>2</mn>
                            </msubsup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subsup>
                              <mo stretchy="false">σ</mo>
                              <mi>z</mi>
                              <mn>2</mn>
                            </msubsup>
                          </mrow>
                        </mtd>
                      </mtr>
                    </mtable>
                  </mrow>
                </mfenced>
              </mrow>
            </mfenced>
          </mrow>
        </mtd>
      </mtr>
      <mtr>
        <mtd>
          <mrow>
            <mrow>
              <mi/>
              <mo stretchy="false">=</mo>
              <mi/>
            </mrow>
            <mfrac>
              <mrow>
                <mn>3</mn>
                <msup>
                  <mo stretchy="false">ℏ</mo>
                  <mn>2</mn>
                </msup>
              </mrow>
              <mrow>
                <mn>4</mn>
              </mrow>
            </mfrac>
            <mi/>
            <mfenced open="(" close=")">
              <mrow>
                <mtable>
                  <mtr>
                    <mtd>
                      <mrow>
                        <msub>
                          <mrow>
                            <mstyle mathvariant="bold">
                              <mrow>
                                <mn>1</mn>
                              </mrow>
                            </mstyle>
                          </mrow>
                          <mn>2</mn>
                        </msub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sub>
                          <mrow>
                            <mstyle mathvariant="bold">
                              <mrow>
                                <mn>1</mn>
                              </mrow>
                            </mstyle>
                          </mrow>
                          <mn>2</mn>
                        </msub>
                      </mrow>
                    </mtd>
                  </mtr>
                </mtable>
              </mrow>
            </mfenced>
            <mrow>
              <mi/>
              <mo stretchy="false">=</mo>
              <mi/>
            </mrow>
            <msup>
              <mo stretchy="false">ℏ</mo>
              <mn>2</mn>
            </msup>
            <mfrac>
              <mn>1</mn>
              <mn>2</mn>
            </mfrac>
            <mi/>
            <mfenced open="(" close=")">
              <mrow>
                <mfrac>
                  <mn>1</mn>
                  <mn>2</mn>
                </mfrac>
                <mrow>
                  <mi/>
                  <mo stretchy="false">+</mo>
                  <mi/>
                </mrow>
                <mn>1</mn>
              </mrow>
            </mfenced>
            <msub>
              <mrow>
                <mstyle mathvariant="bold">
                  <mrow>
                    <mn>1</mn>
                  </mrow>
                </mstyle>
              </mrow>
              <mn>4</mn>
            </msub>
          </mrow>
        </mtd>
      </mtr>
      <mtr>
        <mtd>
          <mrow>
            <mo stretchy="false">⇒</mo>
            <mi/>
            <msup>
              <mrow>
                <mover accent="true">
                  <mi>S</mi>
                  <mo stretchy="false">̂</mo>
                </mover>
              </mrow>
              <mn>2</mn>
            </msup>
            <mi/>
            <mfenced open="∣" close="〉">
              <mrow>
                <mo stretchy="false">η</mo>
                <mi>,</mi>
                <mo stretchy="false">σ</mo>
              </mrow>
            </mfenced>
            <mrow>
              <mi/>
              <mo stretchy="false">=</mo>
              <mi/>
            </mrow>
            <msup>
              <mo stretchy="false">ℏ</mo>
              <mn>2</mn>
            </msup>
            <mi>S</mi>
            <mi/>
            <mrow>
              <mo stretchy="false">(</mo>
              <mrow>
                <mi>S</mi>
                <mrow>
                  <mi/>
                  <mo stretchy="false">+</mo>
                  <mi/>
                </mrow>
                <mn>1</mn>
              </mrow>
              <mo stretchy="false">)</mo>
            </mrow>
            <mi/>
            <mfenced open="∣" close="〉">
              <mrow>
                <mo stretchy="false">η</mo>
                <mi>,</mi>
                <mo stretchy="false">σ</mo>
              </mrow>
            </mfenced>
            <mi/>
            <mtext> ; </mtext>
            <mi/>
            <mi>S</mi>
            <mrow>
              <mi/>
              <mo stretchy="false">=</mo>
              <mi/>
            </mrow>
            <mfrac>
              <mn>1</mn>
              <mn>2</mn>
            </mfrac>
          </mrow>
        </mtd>
      </mtr>
    </mtable>
    <annotation encoding="StarMath 5.0">{hat S} ^2 
~=~ 
hbar ^2 over 4 
` 
left [ 
 left ( 
  matrix{
   %isigma _x ^2 # 0 ##
   0 # %isigma _x ^2
  } 
 right ) 
 ~+~ 
 left ( 
  matrix{
   %isigma _y ^2 # 0 ##
   0 # %isigma _y ^2
  } 
 right ) 
 ~+~ 
 left ( 
  matrix{
   %isigma _z ^2 # 0 ##
   0 # %isigma _z ^2
  } 
 right ) 
right ] 

newline

 ~=~ 
{3 hbar ^2} over {4} 
` 
left ( 
 matrix{
  {bold 1}_2 # 0 ##
  0 # {bold 1}_2
 } 
right ) 

~=~ 
hbar ^2 1 over 2 
` 
left (
 1 over 2 ~+~ 1
right )
{bold 1}_4

newline

drarrow~
{hat S} ^2 
` 
left lline
 %ieta , %isigma
right rangle
~=~ 
hbar ^2 S
`
(
 S ~+~ 1
)
` 
left lline
 %ieta , %isigma
right rangle
`" ; "~ 
S ~=~ 1 over 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2:31:47.502000000</meta:creation-date>
    <meta:generator>LibreOffice/4.1.4.2$Windows_x86 LibreOffice_project/0a0440ccc0227ad9829de5f46be37cfb6edcf72</meta:generator>
  </office:meta>
</office:document-meta>
</file>